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n ODT</text:p>
      <text:h text:style-name="Heading_20_1" text:outline-level="1">THIS IS A HEADING</text:h>
      <text:p text:style-name="Text_20_body">More 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Bashford</meta:initial-creator>
    <meta:creation-date>2015-07-23T16:28:05</meta:creation-date>
    <meta:document-statistic meta:table-count="0" meta:image-count="0" meta:object-count="0" meta:page-count="1" meta:paragraph-count="3" meta:word-count="10" meta:character-count="39"/>
    <dc:date>2015-07-23T16:28:51</dc:date>
    <dc:creator>David Bashford</dc:creator>
    <meta:editing-duration>PT46S</meta:editing-duration>
    <meta:editing-cycles>1</meta:editing-cycles>
    <meta:generator>OpenOffice.org/3.3$Unix OpenOffice.org_project/330m20$Build-9567</meta:generator>
  </office:meta>
</office:document-meta>
</file>